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nux Libertine G" svg:font-family="'Linux Libertine G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0.651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591cm"/>
    </style:style>
    <style:style style:name="co7" style:family="table-column">
      <style:table-column-properties fo:break-before="auto" style:column-width="3.992cm"/>
    </style:style>
    <style:style style:name="co8" style:family="table-column">
      <style:table-column-properties fo:break-before="auto" style:column-width="2.374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1.461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695cm"/>
    </style:style>
    <style:style style:name="co14" style:family="table-column">
      <style:table-column-properties fo:break-before="auto" style:column-width="2.61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6.47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ff3333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6" style:family="table-cell" style:parent-style-name="Default" style:data-style-name="N112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Calibri" style:font-name-asian="Droid Sans Fallback" style:font-name-complex="Calibri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wrap-option="wrap"/>
      <style:text-properties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use-window-font-color="true" style:font-name="Liberation Serif" fo:font-size="12pt" fo:language="en" fo:country="US" style:font-name-asian="Linux Libertine G" style:font-size-asian="12pt" style:language-asian="hi" style:country-asian="IN" style:font-size-complex="12pt"/>
    </style:style>
    <style:style style:name="T2" style:family="text">
      <style:text-properties fo:color="#000000" style:font-name="Liberation Serif" fo:font-size="12pt" fo:language="en" fo:country="US" style:font-name-asian="Linux Libertine G" style:font-size-asian="12pt" style:language-asian="hi" style:country-asian="IN" style:font-size-complex="12pt"/>
    </style:style>
    <style:style style:name="T3" style:family="text">
      <style:text-properties style:font-size-asian="10pt" style:font-size-complex="10pt"/>
    </style:style>
    <style:style style:name="T4" style:family="text">
      <style:text-properties style:use-window-font-color="true" style:text-position="-26% 58%" fo:language="en" fo:country="US" style:font-name-asian="Linux Libertine G" style:font-size-asian="10pt" style:language-asian="hi" style:country-asian="IN" style:font-size-complex="10pt"/>
    </style:style>
    <style:style style:name="T5" style:family="text">
      <style:text-properties style:use-window-font-color="true" fo:language="en" fo:country="US" style:font-name-asian="Linux Libertine G" style:font-size-asian="10pt" style:language-asian="hi" style:country-asian="IN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11.594cm" svg:height="7.59cm" svg:x="30.056cm" svg:y="17.506cm">
            <draw:object draw:notify-on-update-of-ranges="Tabelle1.J5:Tabelle1.J8 Tabelle1.L4:Tabelle1.L4 Tabelle1.L5:Tabelle1.L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puts into red cells</text:p>
          </table:table-cell>
          <table:table-cell/>
          <table:table-cell office:value-type="string" calcext:value-type="string">
            <text:p>Gas values</text:p>
          </table:table-cell>
          <table:table-cell/>
          <table:table-cell office:value-type="string" calcext:value-type="string">
            <text:p>Metabolic power Weir</text:p>
          </table:table-cell>
          <table:table-cell office:value-type="string" calcext:value-type="string">
            <text:p>(alternative)</text:p>
          </table:table-cell>
          <table:table-cell table:number-columns-repeated="2"/>
          <table:table-cell office:value-type="string" calcext:value-type="string">
            <text:p>MV and TV as function of BR (data from Meade and Otis)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Tidal Volume (l)</text:p>
          </table:table-cell>
          <table:table-cell/>
          <table:table-cell table:style-name="ce4" office:value-type="string" calcext:value-type="string">
            <text:p>Minute Volume (l/min)</text:p>
          </table:table-cell>
          <table:table-cell/>
          <table:table-cell table:style-name="ce2" office:value-type="string" calcext:value-type="string">
            <text:p>(kcal/d)</text:p>
          </table:table-cell>
          <table:table-cell/>
          <table:table-cell table:style-name="ce7" table:number-columns-repeated="2"/>
          <table:table-cell office:value-type="string" calcext:value-type="string">
            <text:p>BR (/min)</text:p>
          </table:table-cell>
          <table:table-cell office:value-type="string" calcext:value-type="string">
            <text:p>MV (l/min)</text:p>
          </table:table-cell>
          <table:table-cell office:value-type="string" calcext:value-type="string">
            <text:p>TV (l)</text:p>
          </table:table-cell>
          <table:table-cell/>
          <table:table-cell office:value-type="string" calcext:value-type="string">
            <text:p>P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float" office:value="0.5" calcext:value-type="float">
            <text:p>0.5</text:p>
          </table:table-cell>
          <table:table-cell/>
          <table:table-cell table:style-name="ce5" table:formula="of:=[.B5]*[.B8]" office:value-type="float" office:value="7" calcext:value-type="float">
            <text:p>7</text:p>
          </table:table-cell>
          <table:table-cell/>
          <table:table-cell table:style-name="ce8" table:formula="of:=1.44*(3.9*[.D14]+1.1*[.D17])" office:value-type="float" office:value="2866.87058823529" calcext:value-type="float">
            <text:p>2866.87</text:p>
          </table:table-cell>
          <table:table-cell table:formula="of:=15.84*[.D5]*[.B11]*(3.545/[.B14]+1)" office:value-type="float" office:value="2866.57411764706" calcext:value-type="float">
            <text:p>2866.57</text:p>
          </table:table-cell>
          <table:table-cell table:style-name="ce7"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7" table:formula="of:=[.K5]/[.J5]" office:value-type="float" office:value="0.411764705882353" calcext:value-type="float">
            <text:p>0.41</text:p>
          </table:table-cell>
          <table:table-cell table:formula="of:=0.15+0.015*[.J5]" office:value-type="float" office:value="0.405" calcext:value-type="float">
            <text:p>0.405</text:p>
          </table:table-cell>
          <table:table-cell table:formula="of:=[.J5]*[.J5]*0.3+[.J5]*3" office:value-type="float" office:value="137.7" calcext:value-type="float">
            <text:p>137.7</text:p>
          </table:table-cell>
          <table:table-cell table:number-columns-repeated="1010"/>
        </table:table-row>
        <table:table-row table:style-name="ro4">
          <table:table-cell table:number-columns-repeated="7"/>
          <table:table-cell table:style-name="ce7"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7" table:formula="of:=[.K6]/[.J6]" office:value-type="float" office:value="0.476190476190476" calcext:value-type="float">
            <text:p>0.48</text:p>
          </table:table-cell>
          <table:table-cell table:formula="of:=0.15+0.015*[.J6]" office:value-type="float" office:value="0.465" calcext:value-type="float">
            <text:p>0.465</text:p>
          </table:table-cell>
          <table:table-cell table:formula="of:=[.J6]*[.J6]*0.3+[.J6]*3" office:value-type="float" office:value="195.3" calcext:value-type="float">
            <text:p>195.3</text:p>
          </table:table-cell>
          <table:table-cell table:number-columns-repeated="1010"/>
        </table:table-row>
        <table:table-row table:style-name="ro4">
          <table:table-cell/>
          <table:table-cell table:style-name="ce2" office:value-type="string" calcext:value-type="string">
            <text:p>Breathing Rate (/min)</text:p>
          </table:table-cell>
          <table:table-cell/>
          <table:table-cell table:style-name="ce2" office:value-type="string" calcext:value-type="string">
            <text:p>O2 exhaled (%)</text:p>
          </table:table-cell>
          <table:table-cell/>
          <table:table-cell table:style-name="ce9" office:value-type="string" calcext:value-type="string">
            <text:p>(W) </text:p>
          </table:table-cell>
          <table:table-cell/>
          <table:table-cell table:style-name="ce7" table:number-columns-repeated="2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7" table:formula="of:=[.K7]/[.J7]" office:value-type="float" office:value="0.555555555555556" calcext:value-type="float">
            <text:p>0.56</text:p>
          </table:table-cell>
          <table:table-cell table:formula="of:=0.15+0.015*[.J7]" office:value-type="float" office:value="0.555" calcext:value-type="float">
            <text:p>0.555</text:p>
          </table:table-cell>
          <table:table-cell table:formula="of:=[.J7]*[.J7]*0.3+[.J7]*3" office:value-type="float" office:value="299.7" calcext:value-type="float">
            <text:p>299.7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float" office:value="14" calcext:value-type="float">
            <text:p>14</text:p>
          </table:table-cell>
          <table:table-cell/>
          <table:table-cell table:style-name="ce6" table:formula="of:=21-[.D11]" office:value-type="float" office:value="15.1176470588235" calcext:value-type="float">
            <text:p>15.1</text:p>
          </table:table-cell>
          <table:table-cell/>
          <table:table-cell table:style-name="ce10" table:formula="of:=[.F5]*[.B29]" office:value-type="float" office:value="138.830862745098" calcext:value-type="float">
            <text:p>138.83</text:p>
          </table:table-cell>
          <table:table-cell table:formula="of:=[.B29]*1.584*(3.5454*[.D14]+[.D17])" office:value-type="float" office:value="138.829139921569" calcext:value-type="float">
            <text:p>138.83</text:p>
          </table:table-cell>
          <table:table-cell table:style-name="ce7" table:number-columns-repeated="2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7" table:formula="of:=[.K8]/[.J8]" office:value-type="float" office:value="0.645161290322581" calcext:value-type="float">
            <text:p>0.65</text:p>
          </table:table-cell>
          <table:table-cell table:formula="of:=0.15+0.015*[.J8]" office:value-type="float" office:value="0.615" calcext:value-type="float">
            <text:p>0.615</text:p>
          </table:table-cell>
          <table:table-cell table:formula="of:=[.J8]*[.J8]*0.3+[.J8]*3" office:value-type="float" office:value="381.3" calcext:value-type="float">
            <text:p>381.3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number-columns-repeated="3"/>
          <table:table-cell table:style-name="ce7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1010"/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CO2 exhaled (%)</text:p>
          </table:table-cell>
          <table:table-cell/>
          <table:table-cell table:style-name="ce2" office:value-type="string" calcext:value-type="string">
            <text:p>O2 inhaled (% &lt; 21)</text:p>
          </table:table-cell>
          <table:table-cell/>
          <table:table-cell table:style-name="ce9" office:value-type="string" calcext:value-type="string">
            <text:p>(W) simplified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6" table:formula="of:=[.B11]/[.B14]" office:value-type="float" office:value="5.88235294117647" calcext:value-type="float">
            <text:p>5.9</text:p>
          </table:table-cell>
          <table:table-cell/>
          <table:table-cell table:style-name="ce10" table:formula="of:=0.766*[.D5]*[.B11]*(3.55/[.B14]+1)" office:value-type="float" office:value="138.781176470588" calcext:value-type="float">
            <text:p>138.78</text:p>
          </table:table-cell>
          <table:table-cell table:formula="of:=0.0766*(3.55*[.D14]+[.D17])" office:value-type="float" office:value="138.781176470588" calcext:value-type="float">
            <text:p>138.78</text:p>
          </table:table-cell>
          <table:table-cell table:formula="of:=[.D5]*[.B11]*(2.72/[.B14]+0.766)" office:value-type="float" office:value="138.81" calcext:value-type="float">
            <text:p>138.81</text:p>
          </table:table-cell>
          <table:table-cell/>
          <table:table-cell table:style-name="ce7" office:value-type="string" calcext:value-type="string">
            <text:p>(probably can't use: TV too small, only data from bed-ridden people?)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7"/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Q (CO2/O2)</text:p>
          </table:table-cell>
          <table:table-cell/>
          <table:table-cell table:style-name="ce2" office:value-type="string" calcext:value-type="string">
            <text:p>VO2 (ml/min)</text:p>
          </table:table-cell>
          <table:table-cell/>
          <table:table-cell table:style-name="ce9" office:value-type="string" calcext:value-type="string">
            <text:p>(W)<text:span text:style-name="T1"> <text:s/>≈ <text:s/>4 <text:s/>MV <text:s/>%CO₂</text:span></text:p>
          </table:table-cell>
          <table:table-cell table:number-columns-repeated="3"/>
          <table:table-cell>
            <draw:frame table:end-cell-address="Tabelle1.P29" table:end-x="0.717cm" table:end-y="0.183cm" draw:z-index="0" draw:name="Diagramm 3" draw:style-name="gr2" draw:text-style-name="P2" svg:width="10.665cm" svg:height="7.635cm" svg:x="2.134cm" svg:y="0.395cm">
              <draw:object draw:notify-on-update-of-ranges="Tabelle1.J5:Tabelle1.J8 Tabelle1.K4:Tabelle1.K4 Tabelle1.K5:Tabelle1.K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0.85" calcext:value-type="float">
            <text:p>0.85</text:p>
          </table:table-cell>
          <table:table-cell/>
          <table:table-cell table:style-name="ce6" table:formula="of:=[.D5]*[.D11]*10" office:value-type="float" office:value="411.764705882353" calcext:value-type="float">
            <text:p>411.8</text:p>
          </table:table-cell>
          <table:table-cell/>
          <table:table-cell table:style-name="ce10" table:formula="of:=4*[.D5]*[.B11]" office:value-type="float" office:value="140" calcext:value-type="float">
            <text:p>140.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/>
          <table:table-cell table:number-columns-repeated="1018"/>
        </table:table-row>
        <table:table-row table:style-name="ro5">
          <table:table-cell table:number-columns-repeated="3"/>
          <table:table-cell table:style-name="ce2" office:value-type="string" calcext:value-type="string">
            <text:p>VCO2 (ml/min)</text:p>
          </table:table-cell>
          <table:table-cell/>
          <table:table-cell table:style-name="ce2" office:value-type="string" calcext:value-type="string">
            <text:p>(W) <text:span text:style-name="T2">≈ <text:s/>20 <text:s/>MV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table:formula="of:=[.D5]*[.B11]*10" office:value-type="float" office:value="350" calcext:value-type="float">
            <text:p>350</text:p>
          </table:table-cell>
          <table:table-cell/>
          <table:table-cell table:style-name="ce10" table:formula="of:=20*[.D5]" office:value-type="float" office:value="140" calcext:value-type="float">
            <text:p>140.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7"/>
          <table:table-cell table:style-name="Default"/>
          <table:table-cell table:number-columns-repeated="1017"/>
        </table:table-row>
        <table:table-row table:style-name="ro5">
          <table:table-cell table:number-columns-repeated="3"/>
          <table:table-cell table:style-name="ce2" office:value-type="string" calcext:value-type="string">
            <text:p>Ratio Air/O2</text:p>
          </table:table-cell>
          <table:table-cell/>
          <table:table-cell table:style-name="ce2" office:value-type="string" calcext:value-type="string">
            <text:p>(W) <text:span text:style-name="T2">≈ <text:s/>16 <text:s/>MV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6" table:formula="of:=[.D5]*1000/[.D14]" office:value-type="float" office:value="17" calcext:value-type="float">
            <text:p>17.0</text:p>
          </table:table-cell>
          <table:table-cell/>
          <table:table-cell table:style-name="ce10" table:formula="of:=16*[.D5]" office:value-type="float" office:value="112" calcext:value-type="float">
            <text:p>112.0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5"/>
          <table:table-cell table:style-name="ce2" office:value-type="string" calcext:value-type="string">
            <text:p>(W) <text:span text:style-name="T2">≈ <text:s/>14.63 <text:s/>MV</text:span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0" table:formula="of:=14.63*[.D5]" office:value-type="float" office:value="102.41" calcext:value-type="float">
            <text:p>102.4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5"/>
          <table:table-cell table:style-name="ce2" office:value-type="string" calcext:value-type="string">
            <text:p>(W) <text:span text:style-name="T2">≈ <text:s/>10 BR</text:span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formula="of:=10*[.B8]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(J/kcal)/(s/d)</text:p>
          </table:table-cell>
          <table:table-cell/>
          <table:table-cell table:style-name="ce7" office:value-type="string" calcext:value-type="string">
            <text:p>MV Otis-Mead</text:p>
          </table:table-cell>
          <table:table-cell/>
          <table:table-cell table:style-name="ce2" office:value-type="string" calcext:value-type="string">
            <text:p>(W) <text:span text:style-name="T2">≈ <text:s/>7.3 BR</text:span></text:p>
          </table:table-cell>
          <table:table-cell table:number-columns-repeated="1018"/>
        </table:table-row>
        <table:table-row table:style-name="ro4">
          <table:table-cell/>
          <table:table-cell table:formula="of:=4184/86400" office:value-type="float" office:value="0.0484259259259259" calcext:value-type="float">
            <text:p>0.0484259259</text:p>
          </table:table-cell>
          <table:table-cell/>
          <table:table-cell table:style-name="ce7" table:formula="of:=0.9*[.B8]-9" office:value-type="float" office:value="3.6" calcext:value-type="float">
            <text:p>3.60</text:p>
          </table:table-cell>
          <table:table-cell/>
          <table:table-cell table:style-name="ce12" table:formula="of:=[.B8]*7.3" office:value-type="float" office:value="102.2" calcext:value-type="float">
            <text:p>102.2</text:p>
          </table:table-cell>
          <table:table-cell table:number-columns-repeated="1018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7"/>
          <table:table-cell office:value-type="string" calcext:value-type="string">
            <text:p>PM (W) ≈ 0.33*BR^2+3*BR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14" office:value-type="string" calcext:value-type="string">
            <text:p><text:span text:style-name="T3">This estimate (right) considers that TV increases with BR. With the help of medical research engineer Thomas Laubscher, we came up with a curve fit using data by Meade and Otis, that simplifies to: P</text:span><text:span text:style-name="T4">M</text:span><text:span text:style-name="T3"> ≈ 0.3 BR² + 3 BR (at 5% CO₂, RQ = 0.85 and subject mass = 70 kg), where P</text:span><text:span text:style-name="T4">M</text:span><text:span text:style-name="T5"> is in W and BR in breaths per minute. However, this is only the RMR (resting metabolic rate) and not useable for estimating cycling power.</text:span></text:p>
          </table:table-cell>
          <table:table-cell table:formula="of:=0.3*[.B8]^2+3*[.B8]" office:value-type="float" office:value="100.8" calcext:value-type="float">
            <text:p>100.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 table:style-name="ce7" office:value-type="string" calcext:value-type="string">
            <text:p>Working power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7"/>
          <table:table-cell table:number-columns-repeated="1016"/>
        </table:table-row>
        <table:table-row table:style-name="ro4">
          <table:table-cell table:number-columns-repeated="7"/>
          <table:table-cell table:style-name="ce15" office:value-type="string" calcext:value-type="string">
            <text:p>P (W )≈ 200 LN(BeatPerMinute) - 515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7" table:formula="of:=200*LN([.B8])-515" office:value-type="float" office:value="12.8114659230516" calcext:value-type="float">
            <text:p>12.81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7"/>
          <table:table-cell table:number-columns-repeated="1016"/>
        </table:table-row>
        <table:table-row table:style-name="ro4">
          <table:table-cell table:number-columns-repeated="7"/>
          <table:table-cell table:style-name="ce7" office:value-type="string" calcext:value-type="string">
            <text:p>(PM(W)-100)x25%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3" office:value-type="string" calcext:value-type="string">
            <text:p>?</text:p>
          </table:table-cell>
          <table:table-cell/>
          <table:table-cell table:style-name="ce7" table:formula="of:=([.F8]-100)/4" office:value-type="float" office:value="9.70771568627451" calcext:value-type="float">
            <text:p>9.71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formula="of:=5000*[.D5]/20/4.18/60" office:value-type="float" office:value="6.97767145135566" calcext:value-type="float">
            <text:p>6.9776714514</text:p>
          </table:table-cell>
          <table:table-cell/>
          <table:table-cell table:style-name="ce7"/>
          <table:table-cell table:number-columns-repeated="1016"/>
        </table:table-row>
        <table:table-row table:style-name="ro4" table:number-rows-repeated="1048526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nux Libertine G" svg:font-family="'Linux Libertine G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  <draw:marker draw:name="Linienspitzen_20_2" draw:display-name="Linienspitzen 2" svg:viewBox="0 0 200 200" svg:d="m100 0c0 18-4 34-13 50s-21 27-37 37-32 13-50 13-34-4-50-13-27-21-37-37-13-32-13-50 4-34 13-50 21-27 37-37 32-13 50-13 34 4 50 13 27 21 37 37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.00.0000</text:date>, <text:time style:data-style-name="N2" text:time-value="0000-00-00T10:01:26.2198992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bscher Thomas</meta:initial-creator>
    <dc:creator>Theo Schmidt</dc:creator>
    <meta:creation-date>2018-06-27T09:29:34</meta:creation-date>
    <dc:date>2019-01-19T20:20:03.353010745</dc:date>
    <meta:editing-duration>P1DT2H38M24S</meta:editing-duration>
    <meta:generator>LibreOffice/4.1.6.2$Linux_X86_64 LibreOffice_project/410m0$Build-2</meta:generator>
    <meta:editing-cycles>14</meta:editing-cycles>
    <meta:document-statistic meta:table-count="1" meta:cell-count="86" meta:object-count="2"/>
    <meta:user-defined meta:name="AppVersion">16.0300</meta:user-defined>
    <meta:user-defined meta:name="Company">Hamilton Bonaduz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58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58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regression-type="linear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8" style:family="chart">
      <style:graphic-properties draw:stroke="dash" draw:stroke-dash="msLineDash_20_1" svg:stroke-width="0.053cm" svg:stroke-color="#5b9bd5"/>
    </style:style>
    <style:style style:name="ch9" style:family="chart">
      <style:text-properties fo:color="#595959" style:text-position="0% 58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664cm" svg:height="7.634cm" xlink:href=".." xlink:type="simple" chart:class="chart:scatter" chart:style-name="ch1">
        <chart:title svg:x="4.859cm" svg:y="0.287cm" chart:style-name="ch2">
          <text:p>MV</text:p>
        </chart:title>
        <chart:plot-area chart:style-name="ch3" table:cell-range-address="Tabelle1.J5:Tabelle1.K8 Tabelle1.K4:Tabelle1.K4" chart:data-source-has-labels="row" svg:x="0.663cm" svg:y="1.622cm" svg:width="9.575cm" svg:height="4.879cm">
          <chartooo:coordinate-region svg:x="1.187cm" svg:y="1.808cm" svg:width="8.838cm" svg:height="4.223cm"/>
          <chart:axis chart:dimension="x" chart:name="primary-x" chart:style-name="ch4">
            <chart:title svg:x="4.004cm" svg:y="6.653cm" chart:style-name="ch5">
              <text:p>Breaths per minute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Tabelle1.K5:Tabelle1.K8" chart:label-cell-address="Tabelle1.K4:Tabelle1.K4" chart:class="chart:scatter">
            <chart:domain table:cell-range-address="Tabelle1.J5:Tabelle1.J8"/>
            <chart:regression-curve chart:style-name="ch8">
              <chart:equation chart:style-name="ch9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MV (l/min)</text:p>
                <draw:g>
                  <svg:desc>Tabelle1.K4:Tabelle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abelle1.J5:Tabelle1.J8</svg:desc>
                </draw:g>
              </table:table-cell>
              <table:table-cell office:value-type="float" office:value="7">
                <text:p>7</text:p>
                <draw:g>
                  <svg:desc>Tabelle1.K5:Tabelle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5cm" svg:height="7.591cm" xlink:href=".." xlink:type="simple" chart:class="chart:scatter" chart:style-name="ch1">
        <chart:title svg:x="5.449cm" svg:y="0.287cm" chart:style-name="ch2">
          <text:p>TV</text:p>
        </chart:title>
        <chart:plot-area chart:style-name="ch3" table:cell-range-address="Tabelle1.J5:Tabelle1.J8 Tabelle1.L4:Tabelle1.L8" chart:data-source-has-labels="row" svg:x="0.681cm" svg:y="1.519cm" svg:width="10.452cm" svg:height="4.94cm">
          <chartooo:coordinate-region svg:x="1.593cm" svg:y="1.718cm" svg:width="9.353cm" svg:height="4.094cm"/>
          <chart:axis chart:dimension="x" chart:name="primary-x" chart:style-name="ch4">
            <chart:title svg:x="4.461cm" svg:y="6.61cm" chart:style-name="ch5">
              <text:p>Breaths per minute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Tabelle1.L5:Tabelle1.L8" chart:label-cell-address="Tabelle1.L4:Tabelle1.L4" chart:class="chart:scatter">
            <chart:domain table:cell-range-address="Tabelle1.J5:Tabelle1.J8"/>
            <chart:regression-curve chart:style-name="ch9">
              <chart:equation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TV (l)</text:p>
                <draw:g>
                  <svg:desc>Tabelle1.L4:Tabelle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abelle1.J5:Tabelle1.J8</svg:desc>
                </draw:g>
              </table:table-cell>
              <table:table-cell office:value-type="float" office:value="0.411764705882353">
                <text:p>0.411764705882353</text:p>
                <draw:g>
                  <svg:desc>Tabelle1.L5:Tabelle1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.645161290322581">
                <text:p>0.645161290322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